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2ef28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3d6f1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d0186" officeooo:paragraph-rsid="002d018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8eb4" officeooo:paragraph-rsid="002f8eb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6f13" officeooo:paragraph-rsid="003d6f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5b4a" officeooo:paragraph-rsid="002ef28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3acb" officeooo:paragraph-rsid="003e3acb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6cf7c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6cf7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6cf7c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3acb" officeooo:paragraph-rsid="004397f8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0cbe" officeooo:paragraph-rsid="00440cb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fe6e" officeooo:paragraph-rsid="0046fe6e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6f13" officeooo:paragraph-rsid="003d6f13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d0186" officeooo:paragraph-rsid="003e3acb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9486" officeooo:paragraph-rsid="00499486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4397f8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4397f8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3d6f13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e3acb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6fe6e" officeooo:paragraph-rsid="0046fe6e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440cbe" officeooo:paragraph-rsid="00440cbe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4397f8" officeooo:paragraph-rsid="004397f8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3e3acb" officeooo:paragraph-rsid="003e3ac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d018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e3ac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ec8d7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397f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40cb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fe6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32ff9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d018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909b2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9a92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aeb7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d073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d6f1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e3acb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f0670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397f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993c9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42a22" style:font-weight-asian="bold" style:font-weight-complex="bold"/>
    </style:style>
    <style:style style:name="T24" style:family="text">
      <style:text-properties fo:font-weight="bold" officeooo:rsid="00325b4a" style:font-weight-asian="bold" style:font-weight-complex="bold"/>
    </style:style>
    <style:style style:name="T25" style:family="text">
      <style:text-properties fo:font-weight="bold" officeooo:rsid="003d6f13" style:font-weight-asian="bold" style:font-weight-complex="bold"/>
    </style:style>
    <style:style style:name="T26" style:family="text">
      <style:text-properties fo:font-weight="bold" officeooo:rsid="003e3acb" style:font-weight-asian="bold" style:font-weight-complex="bold"/>
    </style:style>
    <style:style style:name="T27" style:family="text">
      <style:text-properties fo:font-weight="bold" officeooo:rsid="004397f8" style:font-weight-asian="bold" style:font-weight-complex="bold"/>
    </style:style>
    <style:style style:name="T28" style:family="text">
      <style:text-properties fo:font-weight="bold" officeooo:rsid="0046fe6e" style:font-weight-asian="bold" style:font-weight-complex="bold"/>
    </style:style>
    <style:style style:name="T29" style:family="text">
      <style:text-properties officeooo:rsid="00325b4a"/>
    </style:style>
    <style:style style:name="T30" style:family="text">
      <style:text-properties officeooo:rsid="003d6f13"/>
    </style:style>
    <style:style style:name="T31" style:family="text">
      <style:text-properties officeooo:rsid="003e3acb"/>
    </style:style>
    <style:style style:name="T32" style:family="text">
      <style:text-properties officeooo:rsid="004397f8"/>
    </style:style>
    <style:style style:name="T33" style:family="text">
      <style:text-properties officeooo:rsid="00440cbe"/>
    </style:style>
    <style:style style:name="T34" style:family="text">
      <style:text-properties officeooo:rsid="0035db3e"/>
    </style:style>
    <style:style style:name="T35" style:family="text">
      <style:text-properties officeooo:rsid="0046fe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2">1<text:span text:style-name="T34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C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E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14">5</text:span><text:span text:style-name="T15">0</text:span><text:span text:style-name="T21">7</text:span><text:span text:style-name="T17">b</text:span><text:span text:style-name="T13"> - A/G</text:span><text:span text:style-name="T10"> - </text:span><text:span text:style-name="T9">AGM-</text:span><text:span text:style-name="T11">88C HARMs</text:span><text:span text:style-name="T16"> with HTS pod</text:span><text:span text:style-name="T19"> -- WIP</text:span></text:p>
      <text:p text:style-name="P10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7"><text:span text:style-name="T22">Left cheek pylon power</text:span> ... <text:span text:style-name="T22">ON</text:span> (for the HTS pod)</text:p>
      <text:p text:style-name="P5"><text:span text:style-name="T22">SMS page</text:span> ... <text:span text:style-name="T22">Select AG88 </text:span><text:span text:style-name="T23">and PWR ON</text:span></text:p>
      <text:p text:style-name="P3"/>
      <text:p text:style-name="P6">(HARMs can be carried on stations 3, 4, 6, and 7, but <text:span text:style-name="T30">in USAF service </text:span>are only <text:span text:style-name="T30">carried on</text:span> stations 3 and 7.)</text:p>
      <text:p text:style-name="P3"/>
      <text:p text:style-name="P4"><text:span text:style-name="T24">HTS</text:span><text:span text:style-name="T25">/HAD</text:span><text:span text:style-name="T29"> -</text:span><text:span text:style-name="T30"> </text:span><text:span text:style-name="T29">HARM Targeting System pod</text:span><text:span text:style-name="T30">/</text:span><text:span text:style-name="T29">HARM Attack Display</text:span></text:p>
      <text:list xml:id="list3492069363" text:style-name="L1">
        <text:list-item>
          <text:p text:style-name="P15">On left MFD, go to menu, <text:span text:style-name="T22">HAD</text:span> OSB (T2). <text:s/>Emitters will be detected and shown as colored squares.</text:p>
        </text:list-item>
        <text:list-item>
          <text:p text:style-name="P23"><text:span text:style-name="T3">Set SOI to </text:span><text:span text:style-name="T18">HAD</text:span><text:span text:style-name="T3"> page (</text:span><text:span text:style-name="T18">Dish Hat down</text:span><text:span text:style-name="T3"> to toggle SOI).</text:span></text:p>
        </text:list-item>
        <text:list-item>
          <text:p text:style-name="P23"><text:span text:style-name="T3">Move cursor over emitter to show location data, press </text:span><text:span text:style-name="T18">TMS up</text:span><text:span text:style-name="T3"> to lock emitter and hand-off to HARM.</text:span></text:p>
        </text:list-item>
      </text:list>
      <text:list xml:id="list1935717360" text:style-name="L2">
        <text:list-item>
          <text:list>
            <text:list-item>
              <text:p text:style-name="P27"><text:span text:style-name="T3">L</text:span><text:span text:style-name="T1">ocking an emitter creates a SPI and can be used to cue other sensors such as TPOD as well.</text:span></text:p>
            </text:list-item>
            <text:list-item>
              <text:p text:style-name="P24"><text:span text:style-name="T3">P</text:span><text:span text:style-name="T5">ress </text:span><text:span text:style-name="T20">TMS left</text:span><text:span text:style-name="T5"> to show target data on DED display, </text:span><text:span text:style-name="T20">TMS right</text:span><text:span text:style-name="T5"> to cycle through emitters on HAD page, </text:span><text:span text:style-name="T20">TMS down</text:span><text:span text:style-name="T5"> to unlock.</text:span></text:p>
            </text:list-item>
            <text:list-item>
              <text:p text:style-name="P24"><text:span text:style-name="T5">Top of HAD shows </text:span><text:span text:style-name="T20">bearing</text:span><text:span text:style-name="T5">, </text:span><text:span text:style-name="T20">distance</text:span><text:span text:style-name="T5"> error, </text:span><text:span text:style-name="T20">lateral</text:span><text:span text:style-name="T5"> error, </text:span><text:span text:style-name="T20">arming </text:span><text:span text:style-name="T5">status, </text:span><text:span text:style-name="T20">position quality</text:span><text:span text:style-name="T5"> (PGM).</text:span><text:span text:style-name="T7"> <text:s/>PGM1 is best position quality, PGM5 is worst.</text:span></text:p>
            </text:list-item>
            <text:list-item>
              <text:p text:style-name="P28"><text:span text:style-name="T5">W</text:span><text:span text:style-name="T1">hite box means it's locked, red inside the white box means a HARM has been handed off to it.</text:span></text:p>
            </text:list-item>
            <text:list-item>
              <text:p text:style-name="P18">Bottom right corner shows time to impact, time at impact, and HARM targeting mode (PB/EOM/RUK)</text:p>
            </text:list-item>
            <text:list-item>
              <text:p text:style-name="P22">Emitter colors:</text:p>
              <text:list>
                <text:list-item>
                  <text:p text:style-name="P22"><text:span text:style-name="T22">Yellow</text:span> -- Default color for emitters.</text:p>
                </text:list-item>
                <text:list-item>
                  <text:p text:style-name="P22"><text:span text:style-name="T22">Red steady</text:span> -- Emitter is in <text:span text:style-name="T22">Track</text:span> mode.</text:p>
                </text:list-item>
                <text:list-item>
                  <text:p text:style-name="P22"><text:span text:style-name="T22">Red flashing</text:span> -- Emitter is in <text:span text:style-name="T22">Launch</text:span> mode.</text:p>
                </text:list-item>
                <text:list-item>
                  <text:p text:style-name="P22"><text:span text:style-name="T22">Green</text:span> -- <text:span text:style-name="T22">No emissions</text:span> detected for at least <text:span text:style-name="T22">2 minutes</text:span>.</text:p>
                </text:list-item>
                <text:list-item>
                  <text:p text:style-name="P22">If no emissions are detected for over 4 minutes, the emitter is removed from the display.</text:p>
                </text:list-item>
              </text:list>
            </text:list-item>
          </text:list>
        </text:list-item>
      </text:list>
      <text:list xml:id="list231522266586950" text:continue-list="list3492069363" text:style-name="L1">
        <text:list-item>
          <text:p text:style-name="P19">HARM WEZ (Weapon Engagement Zone) is shown with white lobed outline on HAD screen. <text:s/>WEZ changes with your speed, altitude, and attitude.</text:p>
        </text:list-item>
        <text:list-item>
          <text:p text:style-name="P15">When location is sufficiently known <text:span text:style-name="T32">(</text:span><text:span text:style-name="T28">PGM1</text:span><text:span text:style-name="T35"> or </text:span><text:span text:style-name="T27">PGM2</text:span><text:span text:style-name="T32">) </text:span>and within launch parameters<text:span text:style-name="T33">/DLZ</text:span>, press <text:span text:style-name="T22">Red Button</text:span> to fire missile.</text:p>
        </text:list-item>
      </text:list>
      <text:list text:style-name="L3">
        <text:list-item>
          <text:p text:style-name="P25"><text:span text:style-name="T5">Targeting an </text:span><text:span text:style-name="T6">emitter</text:span><text:span text:style-name="T5"> on the HTS also automatically sets the SPI; you can switch to the TGP and it should be pointed at the target automatically.</text:span></text:p>
        </text:list-item>
        <text:list-item>
          <text:p text:style-name="P20">HTS refines the position over time<text:span text:style-name="T31">;</text:span> for bes<text:span text:style-name="T31">t results, fly perpendicular to the emitters to allow a longer triangulation leg.</text:span></text:p>
        </text:list-item>
        <text:list-item>
          <text:p text:style-name="P16">HTS searches for up to 11 "Classes" of emitters (groups of emitters, like tables), plus another class of up to 8 manually-specified emitters.</text:p>
        </text:list-item>
        <text:list-item>
          <text:p text:style-name="P29"><text:span text:style-name="T3">H</text:span><text:span text:style-name="T1">ARM mode (PB</text:span><text:span text:style-name="T6">/</text:span><text:span text:style-name="T1">EOM</text:span><text:span text:style-name="T6">/</text:span><text:span text:style-name="T1">RUK) affects the footprint size and launch area on the HAD. <text:s/>Speed and altitude also affects the footprint.</text:span></text:p>
        </text:list-item>
      </text:list>
      <text:p text:style-name="P8"/>
      <text:p text:style-name="P11">To set the HTS search classes<text:span text:style-name="T35"> (affects search refresh rate)</text:span>:</text:p>
      <text:list text:style-name="L4">
        <text:list-item>
          <text:p text:style-name="P17">On <text:span text:style-name="T22">HAD</text:span> page, press <text:span text:style-name="T22">THRT OSB</text:span> (T4).</text:p>
        </text:list-item>
        <text:list-item>
          <text:p text:style-name="P26"><text:span text:style-name="T18">CLASS</text:span><text:span text:style-name="T3">es that are highlighted in white are active. <text:s/>Press corresponding OSBs to toggle active classes and speed up the refresh rate. <text:s/>Refresh rate is shown near top of OSB as </text:span><text:span text:style-name="T18">SCT X:XX</text:span><text:span text:style-name="T3"> (minutes:seconds).</text:span></text:p>
        </text:list-item>
        <text:list-item>
          <text:p text:style-name="P17">To use the manually-specified class:</text:p>
          <text:list>
            <text:list-item>
              <text:p text:style-name="P30"><text:span text:style-name="T8">LIST</text:span><text:span text:style-name="T1"> button on UFC</text:span><text:span text:style-name="T4">.</text:span></text:p>
            </text:list-item>
            <text:list-item>
              <text:p text:style-name="P30"><text:span text:style-name="T8">0</text:span><text:span text:style-name="T1"> for MISC.</text:span></text:p>
            </text:list-item>
            <text:list-item>
              <text:p text:style-name="P30"><text:span text:style-name="T8">ENTR</text:span><text:span text:style-name="T1"> ("E") for HTS.</text:span></text:p>
            </text:list-item>
            <text:list-item>
              <text:p text:style-name="P30"><text:span text:style-name="T1">Select field with </text:span><text:span text:style-name="T8">Dobber up/down</text:span><text:span text:style-name="T1">.</text:span></text:p>
            </text:list-item>
            <text:list-item>
              <text:p text:style-name="P26"><text:span text:style-name="T2">Type new ID on UFC keypad, then press </text:span><text:span text:style-name="T12">ENTR</text:span><text:span text:style-name="T2">.</text:span></text:p>
            </text:list-item>
            <text:list-item>
              <text:p text:style-name="P26"><text:span text:style-name="T3">As soon as one is entered, </text:span><text:span text:style-name="T18">HAD/THRT</text:span><text:span text:style-name="T3"> page will show a new </text:span><text:span text:style-name="T18">MAN</text:span><text:span text:style-name="T3"> OSB (T2) at the top. <text:s/>Press </text:span><text:span text:style-name="T18">MAN</text:span><text:span text:style-name="T3"> OSB to highlight it in white and add your emitters to the search. <text:s/>Other Classes can be disabled if desired to greatly speed up the refresh rate.</text:span></text:p>
            </text:list-item>
            <text:list-item>
              <text:p text:style-name="P21"><text:span text:style-name="T31">When finished, press </text:span><text:span text:style-name="T26">RTN</text:span><text:span text:style-name="T31"> on Dobber switch to return to main DED page.</text:span></text:p>
            </text:list-item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4T23:15:19.156000000</dc:date>
    <meta:editing-duration>PT12H59M13S</meta:editing-duration>
    <meta:editing-cycles>5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580" meta:character-count="3046" meta:non-whitespace-character-count="2532"/>
  </office:meta>
</office:document-meta>
</file>